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ext-properties style:font-name="Liberation Serif" style:font-name-asian="Tahoma" style:font-name-complex="Tahoma"/>
    </style:style>
    <style:style style:name="ce6" style:family="table-cell" style:parent-style-name="Default">
      <style:text-properties style:font-name="Liberation Mono" style:font-name-asian="Liberation Mono" style:font-name-complex="Liberation Mono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ext-properties style:font-name="Liberation Serif" style:font-name-asian="Tahoma" style:font-name-complex="Tahoma"/>
    </style:style>
    <style:style style:name="ce11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office:value-type="string" calcext:value-type="string">
            <text:p>support cascade statements separated by “;”</text:p>
          </table:table-cell>
          <table:table-cell/>
        </table:table-row>
        <table:table-row table:style-name="ro1">
          <table:table-cell office:value-type="string" calcext:value-type="string">
            <text:p>*done</text:p>
          </table:table-cell>
          <table:table-cell/>
        </table:table-row>
        <table:table-row table:style-name="ro1">
          <table:table-cell table:style-name="ce8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/>
        </table:table-row>
        <table:table-row table:style-name="ro1">
          <table:table-cell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8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style-name="ce8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8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9" office:value-type="string" calcext:value-type="string">
            <text:p>Find way to turn VaRcHar(50) to VARCHAR(5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Table name in sql Must be uniqu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a method that takes string and checks for tokens and outputs that string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 to ignorecase comparison to avoid normalization hassl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 validation on table names :</text:p>
          </table:table-cell>
          <table:table-cell/>
        </table:table-row>
        <table:table-row table:style-name="ro2">
          <table:table-cell office:value-type="string" calcext:value-type="string">
            <text:p>Letters (A-Z, a-z)</text:p>
            <text:p>Numbers (0-9) (but names cannot start with a number)</text:p>
            <text:p>Underscores (_)</text:p>
            <text:p>May be table length limit (64?)</text:p>
            <text:p>Names cannot be SQL keywords like SELECT, TABLE, INSERT, unless quoted.</text:p>
          </table:table-cell>
          <table:table-cell/>
        </table:table-row>
        <table:table-row table:style-name="ro1">
          <table:table-cell table:style-name="ce11" office:value-type="string" calcext:value-type="string">
            <text:p>equalsIgnoreCa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0:33:00.39329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4-04T12:28:06.387538000</dc:date>
    <meta:editing-duration>PT5M58S</meta:editing-duration>
    <meta:editing-cycles>22</meta:editing-cycles>
    <meta:generator>LibreOffice/25.2.0.3$MacOSX_AARCH64 LibreOffice_project/e1cf4a87eb02d755bce1a01209907ea5ddc8f069</meta:generator>
    <meta:document-statistic meta:table-count="1" meta:cell-count="33" meta:object-count="0"/>
  </office:meta>
</office:document-meta>
</file>